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b24" officeooo:paragraph-rsid="00185b24"/>
    </style:style>
    <style:style style:name="P2" style:family="paragraph" style:parent-style-name="Standard">
      <style:text-properties fo:font-weight="bold" officeooo:rsid="00185b24" officeooo:paragraph-rsid="00185b2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85b24" officeooo:paragraph-rsid="00185b24" style:font-size-asian="26pt" style:font-weight-asian="bold" style:font-size-complex="26pt" style:font-weight-complex="bold"/>
    </style:style>
    <style:style style:name="P4" style:family="paragraph" style:parent-style-name="Standard">
      <style:text-properties officeooo:rsid="00185b24" officeooo:paragraph-rsid="00185b24"/>
    </style:style>
    <style:style style:name="P5" style:family="paragraph" style:parent-style-name="Standard">
      <style:text-properties fo:font-weight="bold" officeooo:rsid="0019e5b0" officeooo:paragraph-rsid="0019e5b0" style:font-weight-asian="bold" style:font-weight-complex="bold"/>
    </style:style>
    <style:style style:name="P6" style:family="paragraph" style:parent-style-name="Standard">
      <style:text-properties officeooo:rsid="001cdab2" officeooo:paragraph-rsid="001cda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ython学习笔记</text:p>
      <text:p text:style-name="P1"/>
      <text:p text:style-name="P2">第三方库安装</text:p>
      <text:p text:style-name="P1"><text:a xlink:type="simple" xlink:href="http://www.cnblogs.com/youxin/archive/2013/05/05/3061794.html">http://www.cnblogs.com/youxin/archive/2013/05/05/3061794.html</text:a></text:p>
      <text:p text:style-name="P1"/>
      <text:p text:style-name="P1"/>
      <text:p text:style-name="P5">python lambda</text:p>
      <text:p text:style-name="P6">语法：</text:p>
      <text:p text:style-name="P6">lambda args:exp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6:25:56.590755358</meta:creation-date>
    <dc:date>2015-12-08T18:32:19.222146020</dc:date>
    <meta:editing-duration>PT2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19" meta:character-count="115" meta:non-whitespace-character-count="113"/>
  </office:meta>
</office:document-meta>
</file>